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L1">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list-style-name="">
      <style:paragraph-properties fo:margin-left="0in" fo:margin-right="0in" fo:margin-top="0in" fo:margin-bottom="0in" fo:line-height="100%" fo:text-indent="0in" style:auto-text-indent="false"/>
    </style:style>
    <style:style style:name="P11" style:family="paragraph" style:parent-style-name="Standard" style:list-style-name="L1">
      <style:paragraph-properties fo:margin-left="0in" fo:margin-right="0in" fo:margin-top="0in" fo:margin-bottom="0in" fo:line-height="100%" fo:text-indent="0in" style:auto-text-indent="false"/>
      <style:text-properties fo:font-size="10.5pt" style:font-size-asian="10.5pt" style:font-size-complex="10.5pt"/>
    </style:style>
    <style:style style:name="P12" style:family="paragraph" style:parent-style-name="Standard">
      <style:paragraph-properties fo:margin-top="0in" fo:margin-bottom="0in" fo:line-height="100%"/>
      <style:text-properties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style:font-name="Georgia" fo:font-size="10.5pt" style:font-size-asian="10.5pt" style:font-name-complex="Times New Roman1" style:font-size-complex="10.5pt"/>
    </style:style>
    <style:style style:name="T6" style:family="text">
      <style:text-properties style:font-name="Georgia" fo:font-size="10.5pt" fo:font-weight="bold" style:font-size-asian="10.5pt" style:font-weight-asian="bold" style:font-name-complex="Times New Roman1" style:font-size-complex="10.5pt" style:font-weight-complex="bold"/>
    </style:style>
    <style:style style:name="T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language="none" fo:country="none" style:font-name-asian="Georgia" style:language-asian="none" style:country-asian="none" style:font-name-complex="Georgia" style:language-complex="none" style:country-complex="none"/>
    </style:style>
    <style:style style:name="T9" style:family="text">
      <style:text-properties style:font-name="Georgia" fo:font-weight="bold" style:font-weight-asian="bold" style:font-name-complex="Times New Roman1" style:font-weight-complex="bold"/>
    </style:style>
    <style:style style:name="T10" style:family="text">
      <style:text-properties style:font-name="Georgia" style:font-name-complex="Times New Roman1"/>
    </style:style>
    <style:style style:name="T11"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4" style:family="text">
      <style:text-properties style:text-underline-style="solid" style:text-underline-width="auto" style:text-underline-color="font-color" style:font-name-complex="Times New Roman1"/>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at the Angels Didn't Do</text:p>
      <text:p text:style-name="P1"/>
      <text:p text:style-name="P2"><text:span text:style-name="T1">Read:</text:span><text:span text:style-name="T4"> Matthew 1:18-25</text:span></text:p>
      <text:p text:style-name="P3"/>
      <text:p text:style-name="P4"><text:span text:style-name="T1">Text:</text:span><text:span text:style-name="T4"> </text:span></text:p>
      <text:p text:style-name="P5"/>
      <text:h text:style-name="P4" text:outline-level="3"><text:span text:style-name="T1">Introduction:</text:span><text:span text:style-name="T4"> There are probably enough books about angels to fill a library even though the scriptures provide very little information about them. Where did they come from? Do they have eternal souls? <text:s/>Are they subservient to men? <text:s/>The first mention of an angel in the Bible is when an angel appeared to Hagar as she was running from Sarah's abuse. The last mention of angels in scripture is in the last chapter of the Bible. Angels were very involved with the birth of Jesus and I want to talk about that for a few minutes this morning.</text:span></text:h>
      <text:h text:style-name="P8" text:outline-level="3"><text:span text:style-name="T4"/></text:h>
      <text:h text:style-name="P10" text:outline-level="3"><text:span text:style-name="T6">I. An angel told Mary about her part in the birth of Jesus:</text:span><text:span text:style-name="T5"> (Luke 1:26-38) Think about what an event that was: Mary awoke on a seemingly normal day and flitted about as an engaged girl would. Maybe she day dreamed about the handsome man she was about to marry. Perhaps she was admiring the small chest of wood that he had handcrafted for her. As she worked alongside her mom; I can imagine her mother dispensing advice about what a good Jewish wife should do. Perhaps they discussed the need to wait a year or two before having children. Whatever happened in the morning, of this day, it was all about to change in the most drastic of ways. She see's a man (at least she thinks it's a man) approaching and these words come out of his mouth: “</text:span><text:span text:style-name="T12">Hail, </text:span><text:span text:style-name="T13">thou that art</text:span><text:span text:style-name="T12"> highly favored, the Lord </text:span><text:span text:style-name="T13">is</text:span><text:span text:style-name="T12"> with thee: blessed </text:span><text:span text:style-name="T13">art</text:span><text:span text:style-name="T12"> thou among women...Fear not, Mary: for thou hast found favor with God. And, behold, thou shalt conceive in thy womb, and bring forth a son, and shalt call his name JESUS.”</text:span></text:h>
      <text:h text:style-name="P10" text:outline-level="3"><text:span text:style-name="T12"><text:s text:c="2"/>Her entire life with all the plans she had made was suddenly turned upside down or perhaps we should say upside right. None of her plans and dreams of her future were important anymore. They were all so trivial compared to the news she had just received. But...how would she explain this to Joseph? It was so hard to comprehend herself...how would she explain it to Joseph?</text:span></text:h>
      <text:h text:style-name="P8" text:outline-level="3"><text:span text:style-name="T4"/></text:h>
      <text:list xml:id="list2455860656272289878" text:style-name="L1">
        <text:list-header>
          <text:h text:style-name="P11" text:outline-level="3"><text:span text:style-name="T9">II. An angel assures Joseph of Mary's purity and tells him to complete the wedding ceremony:</text:span><text:span text:style-name="T10"> (Matthew 1:21-25) <text:s/>Put yourself <text:s/>in Joseph's shoes. He wakes up on a seemingly normal day. He has break-fast with his parents, begins working on a carpentry project with his dad and perhaps they discuss the changes that will occur after the wedding. He has plans to meet up with his sweetheart later in the day. They have a whole life to plan together. How many children? How many boys? How many girls? Where will they set up their home? Will she like the furniture that he's making for their new home? Whatever happened in the morning of this day, it was all about to change in the most drastic of ways. He sees a man (at least he thinks it's a man) coming up the road and these words come out of his mouth: “</text:span><text:span text:style-name="T8">Joseph, thou son of David, fear not to take unto thee Mary thy wife: for that which is conceived in her is of the Holy Ghost. And she shall bring forth a son, and thou shalt call his name JESUS: for he shall save his people from their sin.”</text:span></text:h>
          <text:h text:style-name="P9" text:outline-level="3"><text:span text:style-name="T4"><text:s text:c="2"/>Every plan that he had made seemed so unimportant now. There was an excitement about the unexpected news but it was accompanied by a sense of unworthiness and a dreadful fear of his lack of ability. What would Mary think about bearing God's child knowing that he would be in charge of the household? And what about the name? Wasn't his first child to be <text:s/>called by his name. He had looked so forward to Joseph Jr. but...</text:span></text:h>
          <text:h text:style-name="P9" text:outline-level="3"><text:span text:style-name="T4"/></text:h>
        </text:list-header>
      </text:list>
      <text:h text:style-name="P8" text:outline-level="3"><text:span text:style-name="T2">III. An angel named the baby:</text:span><text:span text:style-name="T4"> Matthew 1:21 “Jesus” He had never even heard the name before. None of his relatives had a name even similar. Oh what significance this name bore, He would be the Wonderful, Counselor, Prince of Peace, Mighty God. He would be the savior of any and all who called on the name: </text:span><text:span text:style-name="T14">Jesus</text:span><text:span text:style-name="T4">. He is the Almighty God, our advocate, the bread of life, our bridegroom, our deliverer. He's the Good Shepherd, Great High Priest, the head of the Church, our Emmanuel, the indescribable gift. He's the King of Kings, The Light of the World, the Lamb of God, and the Great Shepherd. </text:span></text:h>
      <text:h text:style-name="P8" text:outline-level="3"><text:span text:style-name="T4"/></text:h>
      <text:h text:style-name="P10" text:outline-level="3"><text:span text:style-name="T6">IV. An angel announced His arrival to shepherds:</text:span><text:span text:style-name="T5"> Luke 2:8-17 Carter Conlan has researched the status of shepherds in Biblical times and he says that no position in Jewish society was less glamorous. Shep-herds were normally people who had no marketable talent. No one would be impressed by anything a shepherd had to say...until that night. The scripture tells us: “...</text:span><text:span text:style-name="T7">all they that heard </text:span><text:span text:style-name="T11">it</text:span><text:span text:style-name="T7"> wondered at those things which were told them by the shepherds.” For once those who were thought to have nothing of worth to say are being listened to. Their words are words that will be long remembered because they are words that come from a divine source. Angelic voices have proclaimed a message from God Himself!</text:span></text:h>
      <text:h text:style-name="P8" text:outline-level="3"/>
      <text:p text:style-name="P12"><text:span text:style-name="T3">Conclude: </text:span>The angels did all of this in relation to Christ. What the angels didn't do is bring salvation to anyone. What the angels cannot do is experience salvation. They will have to stand back and watch as we exalt and praise God for salvation...they will have no idea what we are talking about. The significance of the work accomplished by the angels pales in comparison to the work that a born again saint of God can do. They could recite words that they heard but you and I can proclaim the Gospel from a heart that has experienced the salvation that we pro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12-23T16:44:55.13</dc:date>
    <meta:editing-duration>P7DT20H40M47S</meta:editing-duration>
    <meta:generator>OpenOffice/4.1.3$Win32 OpenOffice.org_project/413m1$Build-9783</meta:generator>
    <meta:document-statistic meta:table-count="0" meta:image-count="0" meta:object-count="0" meta:page-count="1" meta:paragraph-count="11" meta:word-count="967" meta:character-count="52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